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loext:contextual-spacing="false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ext:soft-page-break/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width="5.255cm" svg:height="3.209cm" draw:z-index="0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38:06.743888788</dc:date>
    <meta:editing-duration>PT4H25M57S</meta:editing-duration>
    <meta:editing-cycles>116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6" meta:word-count="210" meta:character-count="904" meta:non-whitespace-character-count="826"/>
  </office:meta>
</office:document-meta>
</file>